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solid" style:text-underline-style="none"/>
    </style:style>
    <style:style style:name="T3" style:family="text">
      <style:text-properties style:text-line-through-style="none"/>
    </style:style>
    <style:style style:name="T4" style:family="text">
      <style:text-properties style:text-line-through-style="none" style:text-underline-style="solid" style:text-underline-width="auto" style:text-underline-color="font-color"/>
    </style:style>
    <style:style style:name="T5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2FF5_20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2, FF 5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, Hebrew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Judaism--History., Jews--Spain--History--Expulsion, 1492.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9</text:p>
      <text:p text:style-name="P5">Number of Sheets<text:tab/><text:tab/><text:tab/><text:tab/>3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Abarbanel, Isabella, Ferdinand II</text:p>
      <text:p text:style-name="P5">Additional Places mentioned: Spain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/>
      <text:p text:style-name="P3">[Letterhead]</text:p>
      <text:p text:style-name="P2">S. MORAIS,/</text:p>
      <text:p text:style-name="P2">546 N. FIFTH STREET,/</text:p>
      <text:p text:style-name="P2">PHILADELPHIA, PA./</text:p>
      <text:p text:style-name="P2"/>
      <text:p text:style-name="P3">[Front Cover]</text:p>
      <text:p text:style-name="P2">Post Biblical/</text:p>
      <text:p text:style-name="P2">63/</text:p>
      <text:p text:style-name="P2"/>
      <text:p text:style-name="P3">[Page 1]</text:p>
      <text:p text:style-name="P3">History has recorded that even after the pitiless procla-/-mation of expulsion had gone forth, Abarbanel had not/ relinquished all hopes to work upon the feelings of the king/ and queen and induce them to revoke the iniquitous edict./ <text:s/>He knew that Isabella was not hard-hearted by nature, if she/ was made a bigot by education, while experience had <text:span text:style-name="T1">made it</text:span><text:span text:style-name="T3"> almost/ assured </text:span><text:span text:style-name="T1">to his mind</text:span><text:span text:style-name="T3"> him that Ferdinand could be softened at the sight/ of gold. <text:s/>Accordingly, he secretly arranged that an audience/ might be given him together with a few influential friends./ <text:s/>In language which Abarbanel knew well how to choose, the/ great diplomatist and financier, pointed out the irreparable/ loss that Spain would sustain by the banishment of a class/ of people that had enriched it </text:span><text:span text:style-name="T1">the country</text:span><text:span text:style-name="T3"> as merchants and/ benefitted[sic!] it by a practical application of sciences; a people that/ reflected honor on the peninsula by their cultured intellects and/ who loved it passionately as the home of their ancestors as the/ cherished spot where lay the bones of generations of Jews,/ ever ready to make sacrifices for their native </text:span><text:span text:style-name="T1">hearth</text:span><text:span text:style-name="T3"> country./ <text:s/>Then </text:span><text:soft-page-break/><text:span text:style-name="T3">with keen judgment and tact he added at the last that as a/ demonstration of the affection which Jews bore Spain, they/ would pour into its treasury three hundred thousand gold/ ducats for the privilege of living and dying there./</text:span></text:p>
      <text:p text:style-name="P6"/>
      <text:p text:style-name="P6">[Page 2]</text:p>
      <text:p text:style-name="P3"><text:span text:style-name="T3">Isabella, not inherently cruel; Ferdinand insatiably greedy,/ wavered. <text:s/>They looked at each other indecisively. <text:s/>They were about/ to yeild[sic!], when Torquemada, the inquisitor general, who must/ have heard that Abarbanel and his friends had been </text:span><text:span text:style-name="T1">given an</text:span><text:span text:style-name="T3"> granted a private/ audience, rushed into the hall, hiding under his Dominican/ cloak a crucifix. <text:s/>He seized it, raised it aloft and with a/ fierce countenance cried out, "Judas Iscariot sold his master/ for thirty pieces of silver, your highnesses are about to/ sell him for three hundred thousand </text:span><text:span text:style-name="T1">ducats</text:span><text:span text:style-name="T3"> pieces of gold. <text:s/>Here/ he is, take him, barter him away." <text:s/>With that, the savage/ priest, whose insolence ought to have met with a withering/ rebuke, threw the crucifix upon a table and went </text:span><text:span text:style-name="T1">out</text:span><text:span text:style-name="T3">, thus/ putting an end to the pending negotiations. <text:s/>For, Isabella was terror struck/ at the denunciations of the man who held in his hand the strings of her heart./ </text:span><text:span text:style-name="T1">in his hand</text:span><text:span text:style-name="T3"> Her confessor would not grant her absolution. <text:s/>She/ would be doomed to a hereafter of everlasting torments. <text:s/>No: Catholic/ Spain must not harbor infidels. <text:s/>Prescott in his elegantly/ written history of Ferdinand and Isabella, referring to the expul-/sion, says that by "a deed so unwise and impolitic, Spain lost the/ most industrious and skilful[sic!] portion of her subjects." <text:s/>And in/ a narrative which tears the soul of the reader, the American historian pictures/ the sufferings of the exiles while in search of an asylum, which/ refined barbarity denied them. <text:s/>Abarbanel in his preface to a/ </text:span><text:span text:style-name="T1">his</text:span><text:span text:style-name="T3"> comment on Daniel utters this Jeremiah-like lamentation./</text:span></text:p>
      <text:p text:style-name="P3"><text:span text:style-name="T3"/></text:p>
      <text:p text:style-name="P3"><text:span text:style-name="T3">[Page 3]</text:span></text:p>
      <text:p text:style-name="P3"><text:span text:style-name="T3">"I am the man who saw affliction, after having seen/ my people in its greatness. <text:s/>My own eyes did see its increasing/ prosperity; the height it had attained, its glory; all which/ it had achieved. <text:s/>My eyes followed it in all its phases./ <text:s/>It </text:span><text:span text:style-name="T1">was</text:span><text:span text:style-name="T3"> became splendid. <text:s/>Who would have believed what has happened?/ <text:s/>I call heaven and the </text:span><text:span text:style-name="T1">Lord</text:span><text:span text:style-name="T3"> Divinity as witnesses of this truth. <text:s/>In the/ year that our splendour vanished, there were in the kingdom/ of Spain three hundred thousand of my people, every one of/ whom owned estates </text:span><text:span text:style-name="T1">worth</text:span><text:span text:style-name="T3"> amounting </text:span><text:span text:style-name="T1">altogether</text:span><text:span text:style-name="T3"> in the aggregate to more than thirty million</text:span><text:span text:style-name="T1">s</text:span><text:span text:style-name="T3"> gold/ ducats--a wealth ammassed[sic!] alas! to the ruin of its possessors. <text:s/>For,/ after four years from the awful event, the exiles </text:span><text:span text:style-name="T1">were</text:span><text:span text:style-name="T3"> reduced to ten thousand were poverty/ stricken, stripped of their all; a target to robbers, rolling in/ their own blood. <text:s/>Bitterly do I weep; my spirit is broken by/ reason of the devastation and desolation. <text:s/>My heart trembles; I/ drag myself on the ground which I tread upon." <text:s/>A/ number of the unfortunate refugees reached Italy and sought/ a home in Naples, where Ferdinand II. reigned. <text:s/>That Prince/ showed them kindness. <text:s/>Abarbanel and his family had also/ gone there in quest of a shelter. <text:s/>The illustrious exile found/ a measure of comfort in resuming his favorite writings./ <text:s/>But again he was drawn out of the privacy that he yearned/ for. The Neopolitan king being told of his presence, requested/ that he would serve him, as he had served Alfonso V of Portugal/</text:span></text:p>
      <text:p text:style-name="P3"><text:span text:style-name="T3"/></text:p>
      <text:p text:style-name="P3"><text:span text:style-name="T3">[Page 4]</text:span></text:p>
      <text:p text:style-name="P3"><text:span text:style-name="T3">and the ungrateful Ferdinand and Isabella. <text:s/>Abarbanel dared/ not refuse and he accepted </text:span><text:span text:style-name="T1">the</text:span><text:span text:style-name="T3"> an office in the </text:span><text:span text:style-name="T1">financial</text:span><text:span text:style-name="T3"> treasury department./ <text:s/>But adversity accompanied him there also. <text:s/>For, Charles VIII. of/ France made war against Naples and conquered it. <text:s/>Abarbanel,/ loyal to the son of Ferdinand who had succeeded his father, at-/-tended the dethroned Prince in Sicily, as partner of a life of sorrow. </text:span><text:span text:style-name="T1">in</text:span><text:span text:style-name="T3">/ </text:span><text:span text:style-name="T1">Sicily</text:span><text:span text:style-name="T3"> <text:s/>The French had confiscated all he possessed, and/ unhappy Abarbanel </text:span><text:span text:style-name="T1">a wanderer all alone</text:span><text:span text:style-name="T3"> forlorn and disconsolate, </text:span><text:span text:style-name="T1">left</text:span><text:span text:style-name="T3"> exchanged/ after a time Sicily for Corfu. <text:s/></text:span><text:span text:style-name="T1">because</text:span><text:span text:style-name="T3"> Meanwhile his children unable to provide for their/ parent and for themselves, had scattered about. <text:s/></text:span><text:span text:style-name="T1">He,</text:span><text:span text:style-name="T3">/ Left alone, he </text:span><text:span text:style-name="T1">however</text:span><text:span text:style-name="T3"> did not</text:span><text:span text:style-name="T1">,</text:span><text:span text:style-name="T3"> continue long in Corfu, but </text:span><text:span text:style-name="T1">longing</text:span><text:span text:style-name="T3"> anxious for quietness after/ so stormy an existence, </text:span><text:span text:style-name="T1">he</text:span><text:span text:style-name="T3"> passed on to Monopoli</text:span><text:span text:style-name="T1">z</text:span><text:span text:style-name="T3">, a small/ town not far from Venice, where he remained eight years/ absorbed in the studies </text:span><text:soft-page-break/><text:span text:style-name="T3">which </text:span><text:span text:style-name="T1">alone</text:span><text:span text:style-name="T3"> afforded him </text:span><text:span text:style-name="T1">pleasure</text:span><text:span text:style-name="T3"> respite/ and earned for him </text:span><text:span text:style-name="T1">eternal</text:span><text:span text:style-name="T3"> renown. <text:s/>At the instance of/ his son Joseph he was subsequently induced to come out of his retirement and/ settle in Venice. <text:s/>Inscrutable are the ways of Providence./ <text:s/>The Republic on the Adriatic, knowing what an expert Abarbanel/ was in diplomacy, requested that he would undertake to settle/ a </text:span><text:span text:style-name="T1">dispute</text:span><text:span text:style-name="T3"> litigation it had with Portugal, concerning certain distant colo-/-nies and the trade derived from them. <text:s/>His </text:span><text:span text:style-name="T1">diplomatic will</text:span><text:span text:style-name="T3"> statesmanship/ was put again to the test and, regardless of the treatment which/ he had received when in his native home at Lisbon, he settled the/ </text:span><text:span text:style-name="T1">dispute</text:span><text:span text:style-name="T3"> contest agreeably to both the </text:span><text:span text:style-name="T1">contestants</text:span><text:span text:style-name="T3"> disputants./</text:span></text:p>
      <text:p text:style-name="P3"><text:span text:style-name="T3"/></text:p>
      <text:p text:style-name="P3"><text:span text:style-name="T3">[Page 5]</text:span></text:p>
      <text:p text:style-name="P3"><text:span text:style-name="T3">[Hebrew]/ <text:s/>Of his three sons, the </text:span><text:span text:style-name="T1">illustrious</text:span><text:span text:style-name="T3"> distinguished father might well have/ been proud. <text:s/>Judah, the oldest, called in Italian "Leon," gained/ </text:span><text:span text:style-name="T1">distinction as an</text:span><text:span text:style-name="T3"> eminence as a physician, but more so by means of his/ scientific researches. <text:s/>His celebrity however, is principally based/ upon a work which he entitled "Dialogues on love"; </text:span><text:span text:style-name="T4">Dia</text:span><text:span text:style-name="T5">/ </text:span><text:span text:style-name="T4">-loghi d'amore</text:span><text:span text:style-name="T5">. <text:s/>I confess that it being in my mother/ tongue, I felt very curious to read it. <text:s/>But owing to my/ </text:span><text:span text:style-name="T2">unacquaintance with</text:span><text:span text:style-name="T5"> ignorance of</text:span><text:span text:style-name="T3"> philosophy in general and </text:span><text:span text:style-name="T1">with</text:span><text:span text:style-name="T3"> of that of/ Plato in particular, I failed to appreciate a book discussing/ the attractiveness of metaphysical ideas. <text:s/>But the production which I did not prize non-Jewish Italian/ scholars </text:span><text:span text:style-name="T1">however</text:span><text:span text:style-name="T3"> have greatly valued, </text:span><text:span text:style-name="T1">that book that so that</text:span><text:span text:style-name="T3"> so that through their favorable opinion it has/ undergone translations in several languages, even in Hebrew./ <text:s/>Profess Graetz holds that "Leon Abarbanel was much/ more highly accomplished; richer in thoughts; in every way/ more gifted than his father." <text:s/>Possibly so, but I am not fa-/miliar with the writings of the son, and I have acquired some/ acquaintance with those of the parent, </text:span><text:span text:style-name="T1">that I highly appreciate.</text:span><text:span text:style-name="T3">--an author </text:span><text:span text:style-name="T1">greatly</text:span><text:span text:style-name="T3"> exceedingly esteemed by me./ <text:s/>My affection for Judah Abarbanel has its origin not in his/ Dialogues on love, but in the anguish that he heroically endured for the/ sake of his religion. <text:s/>When the agonizing hour of the expulsion/ from Spain arrived, Ferdinand of Castile determined that, if his/ minister and financial adviser preferred poverty, exile and/ suffering to baptism, the son, who had developped[sic!] extraordinary/ talents, should be forced to remain in Spain./</text:span></text:p>
      <text:p text:style-name="P3"><text:span text:style-name="T3"/></text:p>
      <text:p text:style-name="P3"><text:span text:style-name="T3">[Page 6]</text:span></text:p>
      <text:p text:style-name="P3"><text:span text:style-name="T3">to accomplish his design, he ordered that Judah Abarbanel's/ little child, one year old, named Isaac, after his grandparent,/ be abducted, thinking that it would be the sure means of/ preventing the departure of the father, who would </text:span><text:span text:style-name="T1">try</text:span><text:span text:style-name="T3"> make any sacrifice to secure/ the recovery of his boy. <text:s/>An intimation of the wicked plan was/ obtained in time and Judah Abarbanel entrusted the babe to a/ nurse, charged to take </text:span><text:span text:style-name="T1">it</text:span><text:span text:style-name="T3"> him to Portugal. <text:s/>He himself would/ not venture there, because of the treatment which his own/ father had received under John II. <text:s/>He preferred to accom-/-pany his broken-hearted parent to Naples, hoping that the/ child would escape the attention of the authorities in Lisbon./ <text:s/>Whether treachery on the part of the nurse, or government spies did the foul/ wrong, John II was told that one of the seed of Abarbanel/ was in his kingdom. <text:s/>He kept the child as a hostage, ex-/pecting that his father would soon follow. <text:s/>Frustrated in that/ object, the </text:span><text:span text:style-name="T1">boy was finally baptised and</text:span><text:span text:style-name="T3"> baptism of the </text:span><text:span text:style-name="T1">boy</text:span><text:span text:style-name="T3"> Abarbanel boy was made to afford</text:span><text:span text:style-name="T1">ed</text:span><text:span text:style-name="T3"> </text:span><text:span text:style-name="T1">ba</text:span><text:span text:style-name="T3"> the beholders pleasure. <text:s/>Like Edgar Mortara of/ </text:span><text:span text:style-name="T1">Italy</text:span><text:span text:style-name="T3"> Papal Rome in our days, the lad was reared in the bosom of the Catholic Church./ <text:s/>A Hebrew elegy which the afflicted father composed is dis-/-tressful in the extreme. <text:s/>I will translate two or three lines:/ Apostrophising his child, the unfortunate father exclaims: "I hope, oh hope deferred! <text:s/>Why dost thou my sweet darling delay/ to come? <text:s/>Why wilt thou crush the heart of him that has begotten/ thee, thrusting arrows into my reins, darkening the sun, clouding the stars/ of my existence, stealing sleep from my eyes, so that I know not/</text:span></text:p>
      <text:p text:style-name="P3"><text:span text:style-name="T3"/></text:p>
      <text:p text:style-name="P3"><text:span text:style-name="T3">[Page 7]</text:span></text:p>
      <text:p text:style-name="P3"><text:span text:style-name="T3">whether </text:span><text:span text:style-name="T1">I should</text:span><text:span text:style-name="T3"> to rise up, or lie down. <text:s/>Ah! <text:s/>I dream of the </text:span><text:span text:style-name="T1">my</text:span><text:span text:style-name="T3"> return./ <text:s/>I see thy image--O how </text:span><text:soft-page-break/><text:span text:style-name="T3">delightful my </text:span><text:span text:style-name="T1">hope</text:span><text:span text:style-name="T3"> lot!"/</text:span></text:p>
      <text:p text:style-name="P3"><text:span text:style-name="T3"><text:tab/>Joseph Abarbanel, the second son of Don Isaac, combined with/ the knowledge of the medical art that of general literature./ <text:s/>He settled in Ferrara and reached a very old age, in the enjoyment of universal esteem. <text:s/>Samuel the third/ son of Don Isaac was only nineteen years, when his father/ fled to Naples. <text:s/>And as his parent could not bestow upon/ the youth's education the necessary attention, he was/ sent to Salonica, where he gained surpassing capacities, the/ exercise of which procured for him fame and riches. <text:s/>One/ of his contemporaries, Samuel Usque who had escaped from/ the inquisition at Portugal, alluding to that third son of/ Don Isaac, writes in his history entitled "Consolation for the sorrows of Israel" <text:s/>"That scion of Abarbanel/ possesses a threefold glory--greatness in learning, greatness/ in lineage, greatness in affluence." <text:s/>And the same author/ lavishes praises upon that </text:span><text:span text:style-name="T1">an same</text:span><text:span text:style-name="T3"> Israelite, whom he portrays as/ a generous and public benefactor. <text:s/>However, in my/ mind the father of the three distinguished sons excelled them all./ <text:s/>Not simply because of his facile pen so very prolific;/ not even for the honor which he shed upon his people/ and his faith by </text:span><text:span text:style-name="T1">his</text:span><text:span text:style-name="T3"> a broad understanding of the art of govern-/-ment, but because when confronted by the alternative/ either to enjoy life, opulence and power as a pretended convert/ to Christianity, or to face tribulations and death in exile,/</text:span></text:p>
      <text:p text:style-name="P3"><text:span text:style-name="T3"/></text:p>
      <text:p text:style-name="P3"><text:span text:style-name="T3">[Page 8]</text:span></text:p>
      <text:p text:style-name="P3"><text:span text:style-name="T3">he chose the latter, that he might remain true/ to Judaism. <text:s/>Born to be a majestic figure in/ the country of his birth among the celebrities of that wonder-/ful age of learning, perfidy, ingratitude and religious hatred/ made Isaac Abarbanel a wanderer, </text:span><text:span text:style-name="T1">among strangers,</text:span><text:span text:style-name="T3"> needy/ and broken in spirit. <text:s/>Scarcely had the </text:span><text:span text:style-name="T1">allotted</text:span><text:span text:style-name="T3"> scriptural three/ score years and ten arrived; when the strain of </text:span><text:span text:style-name="T1">exceedingly</text:span><text:span text:style-name="T3"> extremely/ sore trials, told upon his system. <text:s/>He died </text:span><text:span text:style-name="T1">in</text:span><text:span text:style-name="T3"> at Venice, just after having completed his seventy/ first year, </text:span><text:span text:style-name="T1">at Venice</text:span><text:span text:style-name="T3"> but the Israelites of Padua, who/ could boast of a flourishing community and of men in its/ midst of great calibre, begged of their Venitian[sic!] coreligion-/-ists the privilege of having the Sephardic Sage and/ illustrious </text:span><text:span text:style-name="T1">diplomatist</text:span><text:span text:style-name="T3"> statesman, who had created an epoch, interred/ in their choice burial </text:span><text:span text:style-name="T1">place</text:span><text:span text:style-name="T3"> ground. <text:s/>His sons had the remains of/ their immortal father carried there, amidst the universal la-/-mentations of Italian Jews. <text:s/>But even after its decease, the/ body of that glorious son of Israel was denied rest, for/ a conflict between some Italian cities within the gates of Padua/ overthrew houses and fields and with them the cemetery in which/ the bones of Don Isaac Abarbanel lay buried. <text:s/>Still, I remember/ to have read that recently while excavations were being made, the/ working men found a tombstone, which they imagined to have/ been placed over what was mortal of our great</text:span><text:span text:style-name="T1">er</text:span><text:span text:style-name="T3"> brother in faith./</text:span></text:p>
      <text:p text:style-name="P3"><text:span text:style-name="T3"/></text:p>
      <text:p text:style-name="P3"><text:span text:style-name="T3">[Page 9]</text:span></text:p>
      <text:p text:style-name="P3"><text:span text:style-name="T3">Nay, his body may have been lost, but his spirit lives and/ breathes love within all for the religion that cost him such/ sufferings. <text:s/>Could his undying soul address us now, it/ would urge us to hold fast on the belief we inherited,/ even, on the Sephardic </text:span><text:span text:style-name="T1">liturgy</text:span><text:span text:style-name="T3"> memorials, historically grand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5T15:44:52.38</meta:creation-date>
    <dc:date>2013-01-16T11:56:34.33</dc:date>
    <meta:editing-duration>PT58M30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5" meta:paragraph-count="86" meta:word-count="2300" meta:character-count="14226"/>
  </office:meta>
</office:document-meta>
</file>